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ylas-Pro" svg:font-family="Nylas-Pro, Helvetica, 'Lucidi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language="en" fo:country="GB" style:text-underline-style="solid" style:text-underline-width="auto" style:text-underline-color="font-color" officeooo:rsid="001d4094" officeooo:paragraph-rsid="001d4094"/>
    </style:style>
    <style:style style:name="P2" style:family="paragraph" style:parent-style-name="Standard">
      <style:paragraph-properties fo:line-height="100%"/>
      <style:text-properties fo:language="en" fo:country="GB" officeooo:rsid="001d4094" officeooo:paragraph-rsid="001d4094"/>
    </style:style>
    <style:style style:name="P3" style:family="paragraph" style:parent-style-name="Standard">
      <style:paragraph-properties fo:line-height="100%"/>
      <style:text-properties fo:language="en" fo:country="GB" officeooo:rsid="001d5d6e" officeooo:paragraph-rsid="001d5d6e"/>
    </style:style>
    <style:style style:name="P4" style:family="paragraph" style:parent-style-name="Standard">
      <style:paragraph-properties fo:line-height="100%"/>
      <style:text-properties fo:language="en" fo:country="GB" officeooo:rsid="001d96a6" officeooo:paragraph-rsid="001d96a6"/>
    </style:style>
    <style:style style:name="P5" style:family="paragraph" style:parent-style-name="Standard">
      <style:paragraph-properties fo:line-height="100%"/>
      <style:text-properties fo:language="en" fo:country="GB" officeooo:rsid="001de8b4" officeooo:paragraph-rsid="001de8b4"/>
    </style:style>
    <style:style style:name="P6" style:family="paragraph" style:parent-style-name="Standard">
      <style:paragraph-properties fo:line-height="100%"/>
      <style:text-properties fo:language="en" fo:country="GB" officeooo:paragraph-rsid="00231a19"/>
    </style:style>
    <style:style style:name="P7" style:family="paragraph" style:parent-style-name="Standard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b817ab" officeooo:paragraph-rsid="00bacb6e"/>
    </style:style>
    <style:style style:name="P8" style:family="paragraph" style:parent-style-name="Standard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c561e6" officeooo:paragraph-rsid="00d00bfa"/>
    </style:style>
    <style:style style:name="P9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53974" officeooo:paragraph-rsid="00a53974" style:font-size-asian="12pt" style:font-size-complex="12pt"/>
    </style:style>
    <style:style style:name="P10" style:family="paragraph" style:parent-style-name="Standard">
      <style:paragraph-properties fo:line-height="100%"/>
      <style:text-properties officeooo:rsid="0064f1a0" officeooo:paragraph-rsid="0064f1a0"/>
    </style:style>
    <style:style style:name="P11" style:family="paragraph" style:parent-style-name="Standard">
      <style:paragraph-properties fo:line-height="100%"/>
      <style:text-properties officeooo:rsid="0029e1a8" officeooo:paragraph-rsid="0029e1a8"/>
    </style:style>
    <style:style style:name="P12" style:family="paragraph" style:parent-style-name="Standard">
      <style:paragraph-properties fo:line-height="100%"/>
      <style:text-properties officeooo:rsid="008495ff" officeooo:paragraph-rsid="01580061"/>
    </style:style>
    <style:style style:name="P13" style:family="paragraph" style:parent-style-name="Standard">
      <style:paragraph-properties fo:line-height="100%"/>
      <style:text-properties officeooo:rsid="00939ac8" officeooo:paragraph-rsid="009e5231"/>
    </style:style>
    <style:style style:name="P14" style:family="paragraph" style:parent-style-name="Standard">
      <style:paragraph-properties fo:line-height="100%"/>
      <style:text-properties officeooo:paragraph-rsid="0044ca07"/>
    </style:style>
    <style:style style:name="P15" style:family="paragraph" style:parent-style-name="Standard">
      <style:paragraph-properties fo:line-height="100%"/>
      <style:text-properties officeooo:paragraph-rsid="0048e949"/>
    </style:style>
    <style:style style:name="P16" style:family="paragraph" style:parent-style-name="Standard">
      <style:paragraph-properties fo:line-height="100%"/>
      <style:text-properties officeooo:paragraph-rsid="004d08be"/>
    </style:style>
    <style:style style:name="P17" style:family="paragraph" style:parent-style-name="Standard">
      <style:paragraph-properties fo:line-height="100%"/>
      <style:text-properties officeooo:paragraph-rsid="004f4d4a"/>
    </style:style>
    <style:style style:name="P18" style:family="paragraph" style:parent-style-name="Standard">
      <style:paragraph-properties fo:line-height="100%"/>
      <style:text-properties officeooo:paragraph-rsid="0064f121"/>
    </style:style>
    <style:style style:name="P19" style:family="paragraph" style:parent-style-name="Standard">
      <style:paragraph-properties fo:line-height="100%"/>
      <style:text-properties officeooo:paragraph-rsid="0068537b"/>
    </style:style>
    <style:style style:name="P20" style:family="paragraph" style:parent-style-name="Standard">
      <style:paragraph-properties fo:line-height="100%"/>
      <style:text-properties officeooo:paragraph-rsid="006c2b36"/>
    </style:style>
    <style:style style:name="P21" style:family="paragraph" style:parent-style-name="Standard">
      <style:paragraph-properties fo:line-height="100%"/>
      <style:text-properties officeooo:paragraph-rsid="0074f58b"/>
    </style:style>
    <style:style style:name="P22" style:family="paragraph" style:parent-style-name="Standard">
      <style:paragraph-properties fo:line-height="100%"/>
      <style:text-properties officeooo:paragraph-rsid="00b1854c"/>
    </style:style>
    <style:style style:name="P23" style:family="paragraph" style:parent-style-name="Standard">
      <style:paragraph-properties fo:line-height="100%"/>
      <style:text-properties officeooo:paragraph-rsid="001d5d6e"/>
    </style:style>
    <style:style style:name="P24" style:family="paragraph" style:parent-style-name="Standard">
      <style:paragraph-properties fo:line-height="100%"/>
      <style:text-properties officeooo:paragraph-rsid="001de8b4"/>
    </style:style>
    <style:style style:name="P25" style:family="paragraph" style:parent-style-name="Standard">
      <style:paragraph-properties fo:line-height="100%"/>
      <style:text-properties officeooo:paragraph-rsid="00b126f0"/>
    </style:style>
    <style:style style:name="P26" style:family="paragraph" style:parent-style-name="Standard">
      <style:paragraph-properties fo:line-height="100%"/>
      <style:text-properties officeooo:paragraph-rsid="00d00bfa"/>
    </style:style>
    <style:style style:name="P27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1d4094" officeooo:paragraph-rsid="001d4094"/>
    </style:style>
    <style:style style:name="P28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rsid="001d96a6" officeooo:paragraph-rsid="001de8b4"/>
    </style:style>
    <style:style style:name="P29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language="en" fo:country="GB" fo:font-style="normal" fo:font-weight="normal" officeooo:paragraph-rsid="001de8b4"/>
    </style:style>
    <style:style style:name="P30" style:family="paragraph" style:parent-style-name="Text_20_body">
      <style:paragraph-properties fo:line-height="100%"/>
      <style:text-properties fo:font-variant="normal" fo:text-transform="none" fo:color="#444444" style:font-name="Nylas-Pro" fo:font-size="11.25pt" fo:letter-spacing="normal" fo:font-style="normal" fo:font-weight="normal" officeooo:paragraph-rsid="001de8b4"/>
    </style:style>
    <style:style style:name="P31" style:family="paragraph" style:parent-style-name="Text_20_body">
      <style:paragraph-properties fo:line-height="100%"/>
      <style:text-properties officeooo:paragraph-rsid="011b1f20"/>
    </style:style>
    <style:style style:name="P32" style:family="paragraph" style:parent-style-name="Text_20_body">
      <style:paragraph-properties fo:line-height="100%"/>
      <style:text-properties officeooo:paragraph-rsid="011caec0"/>
    </style:style>
    <style:style style:name="P33" style:family="paragraph" style:parent-style-name="Text_20_body">
      <style:paragraph-properties fo:line-height="100%"/>
      <style:text-properties officeooo:paragraph-rsid="00f8fc38"/>
    </style:style>
    <style:style style:name="P34" style:family="paragraph" style:parent-style-name="Text_20_body">
      <style:paragraph-properties fo:line-height="100%"/>
      <style:text-properties officeooo:paragraph-rsid="01673af5"/>
    </style:style>
    <style:style style:name="P35" style:family="paragraph" style:parent-style-name="Text_20_body">
      <style:paragraph-properties fo:line-height="100%"/>
      <style:text-properties officeooo:rsid="0126537f" officeooo:paragraph-rsid="0126537f"/>
    </style:style>
    <style:style style:name="P36" style:family="paragraph" style:parent-style-name="Text_20_body">
      <style:paragraph-properties fo:line-height="100%"/>
      <style:text-properties officeooo:rsid="018afe70" officeooo:paragraph-rsid="018afe70"/>
    </style:style>
    <style:style style:name="P37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00bfa" officeooo:paragraph-rsid="00d5ce3d" style:font-size-asian="12pt" style:font-size-complex="12pt"/>
    </style:style>
    <style:style style:name="P38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a5368" officeooo:paragraph-rsid="011b1f20" style:font-size-asian="12pt" style:font-size-complex="12pt"/>
    </style:style>
    <style:style style:name="P39" style:family="paragraph" style:parent-style-name="Text_20_body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06044" officeooo:paragraph-rsid="011b1f20" style:font-size-asian="12pt" style:font-size-complex="12pt"/>
    </style:style>
    <style:style style:name="P40" style:family="paragraph" style:parent-style-name="Standard">
      <style:paragraph-properties fo:line-height="100%"/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9cc35" officeooo:paragraph-rsid="00b817ab" style:font-size-asian="12pt" style:font-size-complex="12pt"/>
    </style:style>
    <style:style style:name="T1" style:family="text">
      <style:text-properties officeooo:rsid="001fc9d9"/>
    </style:style>
    <style:style style:name="T2" style:family="text">
      <style:text-properties officeooo:rsid="001d5d6e"/>
    </style:style>
    <style:style style:name="T3" style:family="text">
      <style:text-properties officeooo:rsid="001d96a6"/>
    </style:style>
    <style:style style:name="T4" style:family="text">
      <style:text-properties officeooo:rsid="00210b02"/>
    </style:style>
    <style:style style:name="T5" style:family="text">
      <style:text-properties officeooo:rsid="0021c6d2"/>
    </style:style>
    <style:style style:name="T6" style:family="text">
      <style:text-properties officeooo:rsid="00231a19"/>
    </style:style>
    <style:style style:name="T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7a8b3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95095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e2c15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9e1a8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a7515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2fdcc6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094d1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2342a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7fc50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d5349" style:font-size-asian="12pt" style:font-size-complex="12pt"/>
    </style:style>
    <style:style style:name="T1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f2150" style:font-size-asian="12pt" style:font-size-complex="12pt"/>
    </style:style>
    <style:style style:name="T1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3fdaa1" style:font-size-asian="12pt" style:font-size-complex="12pt"/>
    </style:style>
    <style:style style:name="T2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35e33" style:font-size-asian="12pt" style:font-size-complex="12pt"/>
    </style:style>
    <style:style style:name="T2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1e08de" style:font-size-asian="12pt" style:font-size-complex="12pt"/>
    </style:style>
    <style:style style:name="T2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4ca07" style:font-size-asian="12pt" style:font-size-complex="12pt"/>
    </style:style>
    <style:style style:name="T2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6bb33" style:font-size-asian="12pt" style:font-size-complex="12pt"/>
    </style:style>
    <style:style style:name="T2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89d67" style:font-size-asian="12pt" style:font-size-complex="12pt"/>
    </style:style>
    <style:style style:name="T2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8e949" style:font-size-asian="12pt" style:font-size-complex="12pt"/>
    </style:style>
    <style:style style:name="T2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a9c6a" style:font-size-asian="12pt" style:font-size-complex="12pt"/>
    </style:style>
    <style:style style:name="T2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a9dba" style:font-size-asian="12pt" style:font-size-complex="12pt"/>
    </style:style>
    <style:style style:name="T2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ad288" style:font-size-asian="12pt" style:font-size-complex="12pt"/>
    </style:style>
    <style:style style:name="T2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b6222" style:font-size-asian="12pt" style:font-size-complex="12pt"/>
    </style:style>
    <style:style style:name="T3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b6cec" style:font-size-asian="12pt" style:font-size-complex="12pt"/>
    </style:style>
    <style:style style:name="T3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e44dc" style:font-size-asian="12pt" style:font-size-complex="12pt"/>
    </style:style>
    <style:style style:name="T3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d08be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eac97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0e164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4f4d4a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44b5f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643a8" style:font-size-asian="12pt" style:font-size-complex="12pt"/>
    </style:style>
    <style:style style:name="T3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84ae8" style:font-size-asian="12pt" style:font-size-complex="12pt"/>
    </style:style>
    <style:style style:name="T3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88324" style:font-size-asian="12pt" style:font-size-complex="12pt"/>
    </style:style>
    <style:style style:name="T4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9ef40" style:font-size-asian="12pt" style:font-size-complex="12pt"/>
    </style:style>
    <style:style style:name="T4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a1901" style:font-size-asian="12pt" style:font-size-complex="12pt"/>
    </style:style>
    <style:style style:name="T4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bfb78" style:font-size-asian="12pt" style:font-size-complex="12pt"/>
    </style:style>
    <style:style style:name="T4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d3155" style:font-size-asian="12pt" style:font-size-complex="12pt"/>
    </style:style>
    <style:style style:name="T4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ed4c7" style:font-size-asian="12pt" style:font-size-complex="12pt"/>
    </style:style>
    <style:style style:name="T4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5fb2e7" style:font-size-asian="12pt" style:font-size-complex="12pt"/>
    </style:style>
    <style:style style:name="T4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2744f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2adb4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4f121" style:font-size-asian="12pt" style:font-size-complex="12pt"/>
    </style:style>
    <style:style style:name="T4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5e287" style:font-size-asian="12pt" style:font-size-complex="12pt"/>
    </style:style>
    <style:style style:name="T5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77427" style:font-size-asian="12pt" style:font-size-complex="12pt"/>
    </style:style>
    <style:style style:name="T5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7b286" style:font-size-asian="12pt" style:font-size-complex="12pt"/>
    </style:style>
    <style:style style:name="T5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80d3d" style:font-size-asian="12pt" style:font-size-complex="12pt"/>
    </style:style>
    <style:style style:name="T5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8b2da" style:font-size-asian="12pt" style:font-size-complex="12pt"/>
    </style:style>
    <style:style style:name="T5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90f06" style:font-size-asian="12pt" style:font-size-complex="12pt"/>
    </style:style>
    <style:style style:name="T5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ce07b" style:font-size-asian="12pt" style:font-size-complex="12pt"/>
    </style:style>
    <style:style style:name="T5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c2b36" style:font-size-asian="12pt" style:font-size-complex="12pt"/>
    </style:style>
    <style:style style:name="T5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d10ad" style:font-size-asian="12pt" style:font-size-complex="12pt"/>
    </style:style>
    <style:style style:name="T5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d7f32" style:font-size-asian="12pt" style:font-size-complex="12pt"/>
    </style:style>
    <style:style style:name="T5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e040f" style:font-size-asian="12pt" style:font-size-complex="12pt"/>
    </style:style>
    <style:style style:name="T6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ef762" style:font-size-asian="12pt" style:font-size-complex="12pt"/>
    </style:style>
    <style:style style:name="T6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09e12" style:font-size-asian="12pt" style:font-size-complex="12pt"/>
    </style:style>
    <style:style style:name="T6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1c2dd" style:font-size-asian="12pt" style:font-size-complex="12pt"/>
    </style:style>
    <style:style style:name="T6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3aeb1" style:font-size-asian="12pt" style:font-size-complex="12pt"/>
    </style:style>
    <style:style style:name="T6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66d79" style:font-size-asian="12pt" style:font-size-complex="12pt"/>
    </style:style>
    <style:style style:name="T6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85a55" style:font-size-asian="12pt" style:font-size-complex="12pt"/>
    </style:style>
    <style:style style:name="T6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68537b" style:font-size-asian="12pt" style:font-size-complex="12pt"/>
    </style:style>
    <style:style style:name="T6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d6a35" style:font-size-asian="12pt" style:font-size-complex="12pt"/>
    </style:style>
    <style:style style:name="T6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db07a" style:font-size-asian="12pt" style:font-size-complex="12pt"/>
    </style:style>
    <style:style style:name="T6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7e603b" style:font-size-asian="12pt" style:font-size-complex="12pt"/>
    </style:style>
    <style:style style:name="T7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1a631" style:font-size-asian="12pt" style:font-size-complex="12pt"/>
    </style:style>
    <style:style style:name="T7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26e59" style:font-size-asian="12pt" style:font-size-complex="12pt"/>
    </style:style>
    <style:style style:name="T7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2a209" style:font-size-asian="12pt" style:font-size-complex="12pt"/>
    </style:style>
    <style:style style:name="T7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5f31a" style:font-size-asian="12pt" style:font-size-complex="12pt"/>
    </style:style>
    <style:style style:name="T7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79daf" style:font-size-asian="12pt" style:font-size-complex="12pt"/>
    </style:style>
    <style:style style:name="T7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80984" style:font-size-asian="12pt" style:font-size-complex="12pt"/>
    </style:style>
    <style:style style:name="T7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9cc35" style:font-size-asian="12pt" style:font-size-complex="12pt"/>
    </style:style>
    <style:style style:name="T7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b02a9" style:font-size-asian="12pt" style:font-size-complex="12pt"/>
    </style:style>
    <style:style style:name="T7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c3b59" style:font-size-asian="12pt" style:font-size-complex="12pt"/>
    </style:style>
    <style:style style:name="T7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d2162" style:font-size-asian="12pt" style:font-size-complex="12pt"/>
    </style:style>
    <style:style style:name="T8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e40b3" style:font-size-asian="12pt" style:font-size-complex="12pt"/>
    </style:style>
    <style:style style:name="T8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8f41a9" style:font-size-asian="12pt" style:font-size-complex="12pt"/>
    </style:style>
    <style:style style:name="T8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08d96" style:font-size-asian="12pt" style:font-size-complex="12pt"/>
    </style:style>
    <style:style style:name="T8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0d525" style:font-size-asian="12pt" style:font-size-complex="12pt"/>
    </style:style>
    <style:style style:name="T8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22ca6" style:font-size-asian="12pt" style:font-size-complex="12pt"/>
    </style:style>
    <style:style style:name="T8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255d1" style:font-size-asian="12pt" style:font-size-complex="12pt"/>
    </style:style>
    <style:style style:name="T8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4fbd6" style:font-size-asian="12pt" style:font-size-complex="12pt"/>
    </style:style>
    <style:style style:name="T8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50920" style:font-size-asian="12pt" style:font-size-complex="12pt"/>
    </style:style>
    <style:style style:name="T8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54d83" style:font-size-asian="12pt" style:font-size-complex="12pt"/>
    </style:style>
    <style:style style:name="T8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74751" style:font-size-asian="12pt" style:font-size-complex="12pt"/>
    </style:style>
    <style:style style:name="T9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978c01" style:font-size-asian="12pt" style:font-size-complex="12pt"/>
    </style:style>
    <style:style style:name="T9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2089f" style:font-size-asian="12pt" style:font-size-complex="12pt"/>
    </style:style>
    <style:style style:name="T9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285b3" style:font-size-asian="12pt" style:font-size-complex="12pt"/>
    </style:style>
    <style:style style:name="T9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473e0" style:font-size-asian="12pt" style:font-size-complex="12pt"/>
    </style:style>
    <style:style style:name="T9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75fe3" style:font-size-asian="12pt" style:font-size-complex="12pt"/>
    </style:style>
    <style:style style:name="T9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d6548" style:font-size-asian="12pt" style:font-size-complex="12pt"/>
    </style:style>
    <style:style style:name="T9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118ae" style:font-size-asian="12pt" style:font-size-complex="12pt"/>
    </style:style>
    <style:style style:name="T9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20758" style:font-size-asian="12pt" style:font-size-complex="12pt"/>
    </style:style>
    <style:style style:name="T9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3db81" style:font-size-asian="12pt" style:font-size-complex="12pt"/>
    </style:style>
    <style:style style:name="T9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1854c" style:font-size-asian="12pt" style:font-size-complex="12pt"/>
    </style:style>
    <style:style style:name="T10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51d34" style:font-size-asian="12pt" style:font-size-complex="12pt"/>
    </style:style>
    <style:style style:name="T10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00bfa" style:font-size-asian="12pt" style:font-size-complex="12pt"/>
    </style:style>
    <style:style style:name="T10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5ce3d" style:font-size-asian="12pt" style:font-size-complex="12pt"/>
    </style:style>
    <style:style style:name="T10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7aa66" style:font-size-asian="12pt" style:font-size-complex="12pt"/>
    </style:style>
    <style:style style:name="T10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89be7" style:font-size-asian="12pt" style:font-size-complex="12pt"/>
    </style:style>
    <style:style style:name="T10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ac358" style:font-size-asian="12pt" style:font-size-complex="12pt"/>
    </style:style>
    <style:style style:name="T10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92d81" style:font-size-asian="12pt" style:font-size-complex="12pt"/>
    </style:style>
    <style:style style:name="T10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d499d" style:font-size-asian="12pt" style:font-size-complex="12pt"/>
    </style:style>
    <style:style style:name="T10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d8593" style:font-size-asian="12pt" style:font-size-complex="12pt"/>
    </style:style>
    <style:style style:name="T10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df42bd" style:font-size-asian="12pt" style:font-size-complex="12pt"/>
    </style:style>
    <style:style style:name="T11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10ff9" style:font-size-asian="12pt" style:font-size-complex="12pt"/>
    </style:style>
    <style:style style:name="T11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2aa85" style:font-size-asian="12pt" style:font-size-complex="12pt"/>
    </style:style>
    <style:style style:name="T11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4a123" style:font-size-asian="12pt" style:font-size-complex="12pt"/>
    </style:style>
    <style:style style:name="T11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5b24e" style:font-size-asian="12pt" style:font-size-complex="12pt"/>
    </style:style>
    <style:style style:name="T11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96b8e" style:font-size-asian="12pt" style:font-size-complex="12pt"/>
    </style:style>
    <style:style style:name="T11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abbd4" style:font-size-asian="12pt" style:font-size-complex="12pt"/>
    </style:style>
    <style:style style:name="T11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edcc07" style:font-size-asian="12pt" style:font-size-complex="12pt"/>
    </style:style>
    <style:style style:name="T11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00b1b" style:font-size-asian="12pt" style:font-size-complex="12pt"/>
    </style:style>
    <style:style style:name="T11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12394" style:font-size-asian="12pt" style:font-size-complex="12pt"/>
    </style:style>
    <style:style style:name="T11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60c2b" style:font-size-asian="12pt" style:font-size-complex="12pt"/>
    </style:style>
    <style:style style:name="T12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6ed19" style:font-size-asian="12pt" style:font-size-complex="12pt"/>
    </style:style>
    <style:style style:name="T12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ac1a0" style:font-size-asian="12pt" style:font-size-complex="12pt"/>
    </style:style>
    <style:style style:name="T12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dc7b5" style:font-size-asian="12pt" style:font-size-complex="12pt"/>
    </style:style>
    <style:style style:name="T12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ec82d" style:font-size-asian="12pt" style:font-size-complex="12pt"/>
    </style:style>
    <style:style style:name="T12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0f3f9" style:font-size-asian="12pt" style:font-size-complex="12pt"/>
    </style:style>
    <style:style style:name="T12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27f6a" style:font-size-asian="12pt" style:font-size-complex="12pt"/>
    </style:style>
    <style:style style:name="T12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635b1" style:font-size-asian="12pt" style:font-size-complex="12pt"/>
    </style:style>
    <style:style style:name="T12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7b404" style:font-size-asian="12pt" style:font-size-complex="12pt"/>
    </style:style>
    <style:style style:name="T12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9fe86" style:font-size-asian="12pt" style:font-size-complex="12pt"/>
    </style:style>
    <style:style style:name="T12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bb22d" style:font-size-asian="12pt" style:font-size-complex="12pt"/>
    </style:style>
    <style:style style:name="T13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c8f91" style:font-size-asian="12pt" style:font-size-complex="12pt"/>
    </style:style>
    <style:style style:name="T13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0e86ad" style:font-size-asian="12pt" style:font-size-complex="12pt"/>
    </style:style>
    <style:style style:name="T13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27951" style:font-size-asian="12pt" style:font-size-complex="12pt"/>
    </style:style>
    <style:style style:name="T13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410d7" style:font-size-asian="12pt" style:font-size-complex="12pt"/>
    </style:style>
    <style:style style:name="T13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4cfc0" style:font-size-asian="12pt" style:font-size-complex="12pt"/>
    </style:style>
    <style:style style:name="T13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5dc27" style:font-size-asian="12pt" style:font-size-complex="12pt"/>
    </style:style>
    <style:style style:name="T13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76a75" style:font-size-asian="12pt" style:font-size-complex="12pt"/>
    </style:style>
    <style:style style:name="T13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94b32" style:font-size-asian="12pt" style:font-size-complex="12pt"/>
    </style:style>
    <style:style style:name="T13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9c3b7" style:font-size-asian="12pt" style:font-size-complex="12pt"/>
    </style:style>
    <style:style style:name="T13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a5368" style:font-size-asian="12pt" style:font-size-complex="12pt"/>
    </style:style>
    <style:style style:name="T14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b1f20" style:font-size-asian="12pt" style:font-size-complex="12pt"/>
    </style:style>
    <style:style style:name="T14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caec0" style:font-size-asian="12pt" style:font-size-complex="12pt"/>
    </style:style>
    <style:style style:name="T14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e3813" style:font-size-asian="12pt" style:font-size-complex="12pt"/>
    </style:style>
    <style:style style:name="T14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e65a7" style:font-size-asian="12pt" style:font-size-complex="12pt"/>
    </style:style>
    <style:style style:name="T14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f225d" style:font-size-asian="12pt" style:font-size-complex="12pt"/>
    </style:style>
    <style:style style:name="T14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f2d05" style:font-size-asian="12pt" style:font-size-complex="12pt"/>
    </style:style>
    <style:style style:name="T14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1f6a0e" style:font-size-asian="12pt" style:font-size-complex="12pt"/>
    </style:style>
    <style:style style:name="T14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20d1d4" style:font-size-asian="12pt" style:font-size-complex="12pt"/>
    </style:style>
    <style:style style:name="T14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22499c" style:font-size-asian="12pt" style:font-size-complex="12pt"/>
    </style:style>
    <style:style style:name="T14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2e93eb" style:font-size-asian="12pt" style:font-size-complex="12pt"/>
    </style:style>
    <style:style style:name="T15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00a08" style:font-size-asian="12pt" style:font-size-complex="12pt"/>
    </style:style>
    <style:style style:name="T15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f8fc38" style:font-size-asian="12pt" style:font-size-complex="12pt"/>
    </style:style>
    <style:style style:name="T15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0eedb" style:font-size-asian="12pt" style:font-size-complex="12pt"/>
    </style:style>
    <style:style style:name="T15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28ee3" style:font-size-asian="12pt" style:font-size-complex="12pt"/>
    </style:style>
    <style:style style:name="T15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4861e" style:font-size-asian="12pt" style:font-size-complex="12pt"/>
    </style:style>
    <style:style style:name="T15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4f628" style:font-size-asian="12pt" style:font-size-complex="12pt"/>
    </style:style>
    <style:style style:name="T15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61f83" style:font-size-asian="12pt" style:font-size-complex="12pt"/>
    </style:style>
    <style:style style:name="T15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b3255" style:font-size-asian="12pt" style:font-size-complex="12pt"/>
    </style:style>
    <style:style style:name="T15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d4764" style:font-size-asian="12pt" style:font-size-complex="12pt"/>
    </style:style>
    <style:style style:name="T15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3eea6c" style:font-size-asian="12pt" style:font-size-complex="12pt"/>
    </style:style>
    <style:style style:name="T16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3fbe9" style:font-size-asian="12pt" style:font-size-complex="12pt"/>
    </style:style>
    <style:style style:name="T16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42c69" style:font-size-asian="12pt" style:font-size-complex="12pt"/>
    </style:style>
    <style:style style:name="T16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4c593" style:font-size-asian="12pt" style:font-size-complex="12pt"/>
    </style:style>
    <style:style style:name="T16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6154c" style:font-size-asian="12pt" style:font-size-complex="12pt"/>
    </style:style>
    <style:style style:name="T16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62565" style:font-size-asian="12pt" style:font-size-complex="12pt"/>
    </style:style>
    <style:style style:name="T16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6f2f8" style:font-size-asian="12pt" style:font-size-complex="12pt"/>
    </style:style>
    <style:style style:name="T16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a60d0" style:font-size-asian="12pt" style:font-size-complex="12pt"/>
    </style:style>
    <style:style style:name="T16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a6d5e" style:font-size-asian="12pt" style:font-size-complex="12pt"/>
    </style:style>
    <style:style style:name="T16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4d6e94" style:font-size-asian="12pt" style:font-size-complex="12pt"/>
    </style:style>
    <style:style style:name="T16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28362" style:font-size-asian="12pt" style:font-size-complex="12pt"/>
    </style:style>
    <style:style style:name="T17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34a45" style:font-size-asian="12pt" style:font-size-complex="12pt"/>
    </style:style>
    <style:style style:name="T17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53cff" style:font-size-asian="12pt" style:font-size-complex="12pt"/>
    </style:style>
    <style:style style:name="T17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5cd1a" style:font-size-asian="12pt" style:font-size-complex="12pt"/>
    </style:style>
    <style:style style:name="T17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645aa" style:font-size-asian="12pt" style:font-size-complex="12pt"/>
    </style:style>
    <style:style style:name="T17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af57e7" style:font-size-asian="12pt" style:font-size-complex="12pt"/>
    </style:style>
    <style:style style:name="T17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9ee4a" style:font-size-asian="12pt" style:font-size-complex="12pt"/>
    </style:style>
    <style:style style:name="T17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0b126f0" style:font-size-asian="12pt" style:font-size-complex="12pt"/>
    </style:style>
    <style:style style:name="T17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ccc51" style:font-size-asian="12pt" style:font-size-complex="12pt"/>
    </style:style>
    <style:style style:name="T17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dea9d" style:font-size-asian="12pt" style:font-size-complex="12pt"/>
    </style:style>
    <style:style style:name="T17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dfdef" style:font-size-asian="12pt" style:font-size-complex="12pt"/>
    </style:style>
    <style:style style:name="T18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f1d05" style:font-size-asian="12pt" style:font-size-complex="12pt"/>
    </style:style>
    <style:style style:name="T18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f48c8" style:font-size-asian="12pt" style:font-size-complex="12pt"/>
    </style:style>
    <style:style style:name="T18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5f5812" style:font-size-asian="12pt" style:font-size-complex="12pt"/>
    </style:style>
    <style:style style:name="T18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37a4e" style:font-size-asian="12pt" style:font-size-complex="12pt"/>
    </style:style>
    <style:style style:name="T18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90cc7" style:font-size-asian="12pt" style:font-size-complex="12pt"/>
    </style:style>
    <style:style style:name="T18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d4ee3" style:font-size-asian="12pt" style:font-size-complex="12pt"/>
    </style:style>
    <style:style style:name="T18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6ed3ac" style:font-size-asian="12pt" style:font-size-complex="12pt"/>
    </style:style>
    <style:style style:name="T18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20b73" style:font-size-asian="12pt" style:font-size-complex="12pt"/>
    </style:style>
    <style:style style:name="T18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34728" style:font-size-asian="12pt" style:font-size-complex="12pt"/>
    </style:style>
    <style:style style:name="T18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37d6b" style:font-size-asian="12pt" style:font-size-complex="12pt"/>
    </style:style>
    <style:style style:name="T19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945fc" style:font-size-asian="12pt" style:font-size-complex="12pt"/>
    </style:style>
    <style:style style:name="T19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afeb9" style:font-size-asian="12pt" style:font-size-complex="12pt"/>
    </style:style>
    <style:style style:name="T19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c6422" style:font-size-asian="12pt" style:font-size-complex="12pt"/>
    </style:style>
    <style:style style:name="T19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e3c50" style:font-size-asian="12pt" style:font-size-complex="12pt"/>
    </style:style>
    <style:style style:name="T19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7fe855" style:font-size-asian="12pt" style:font-size-complex="12pt"/>
    </style:style>
    <style:style style:name="T19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29793" style:font-size-asian="12pt" style:font-size-complex="12pt"/>
    </style:style>
    <style:style style:name="T19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33682" style:font-size-asian="12pt" style:font-size-complex="12pt"/>
    </style:style>
    <style:style style:name="T19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3fbc5" style:font-size-asian="12pt" style:font-size-complex="12pt"/>
    </style:style>
    <style:style style:name="T198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48008" style:font-size-asian="12pt" style:font-size-complex="12pt"/>
    </style:style>
    <style:style style:name="T199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66f74" style:font-size-asian="12pt" style:font-size-complex="12pt"/>
    </style:style>
    <style:style style:name="T200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8697b" style:font-size-asian="12pt" style:font-size-complex="12pt"/>
    </style:style>
    <style:style style:name="T201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9cba8" style:font-size-asian="12pt" style:font-size-complex="12pt"/>
    </style:style>
    <style:style style:name="T202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a75f7" style:font-size-asian="12pt" style:font-size-complex="12pt"/>
    </style:style>
    <style:style style:name="T203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c8bb9" style:font-size-asian="12pt" style:font-size-complex="12pt"/>
    </style:style>
    <style:style style:name="T204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da275" style:font-size-asian="12pt" style:font-size-complex="12pt"/>
    </style:style>
    <style:style style:name="T205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8ee736" style:font-size-asian="12pt" style:font-size-complex="12pt"/>
    </style:style>
    <style:style style:name="T206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1e837" style:font-size-asian="12pt" style:font-size-complex="12pt"/>
    </style:style>
    <style:style style:name="T207" style:family="text">
      <style:text-properties fo:font-variant="normal" fo:text-transform="none" fo:color="#000000" style:font-name="Liberation Serif" fo:font-size="12pt" fo:letter-spacing="normal" fo:language="en" fo:country="GB" fo:font-style="normal" fo:font-weight="normal" officeooo:rsid="0193f058" style:font-size-asian="12pt" style:font-size-complex="12pt"/>
    </style:style>
    <style:style style:name="T208" style:family="text">
      <style:text-properties officeooo:rsid="001de8b4"/>
    </style:style>
    <style:style style:name="T209" style:family="text">
      <style:text-properties fo:language="en" fo:country="GB" officeooo:rsid="001d5d6e"/>
    </style:style>
    <style:style style:name="T210" style:family="text">
      <style:text-properties fo:language="en" fo:country="GB" officeooo:rsid="013f937e"/>
    </style:style>
    <style:style style:name="T211" style:family="text">
      <style:text-properties fo:language="en" fo:country="GB" officeooo:rsid="013fc97b"/>
    </style:style>
    <style:style style:name="T212" style:family="text">
      <style:text-properties fo:language="en" fo:country="GB" officeooo:rsid="001de8b4"/>
    </style:style>
    <style:style style:name="T213" style:family="text">
      <style:text-properties fo:language="en" fo:country="GB" officeooo:rsid="01437a3a"/>
    </style:style>
    <style:style style:name="T214" style:family="text">
      <style:text-properties fo:color="#000000" style:font-name="Liberation Serif" fo:font-size="12pt" style:font-size-asian="12pt" style:font-size-complex="12pt"/>
    </style:style>
    <style:style style:name="T215" style:family="text">
      <style:text-properties fo:color="#000000" style:font-name="Liberation Serif" fo:font-size="12pt" officeooo:rsid="0089cc35" style:font-size-asian="12pt" style:font-size-complex="12pt"/>
    </style:style>
    <style:style style:name="T216" style:family="text">
      <style:text-properties fo:color="#000000" style:font-name="Liberation Serif" fo:font-size="12pt" officeooo:rsid="00ba30c6" style:font-size-asian="12pt" style:font-size-complex="12pt"/>
    </style:style>
    <style:style style:name="T217" style:family="text">
      <style:text-properties fo:color="#000000" style:font-name="Liberation Serif" fo:font-size="12pt" officeooo:rsid="00bacb6e" style:font-size-asian="12pt" style:font-size-complex="12pt"/>
    </style:style>
    <style:style style:name="T218" style:family="text">
      <style:text-properties fo:color="#000000" style:font-name="Liberation Serif" fo:font-size="12pt" officeooo:rsid="00bb02f0" style:font-size-asian="12pt" style:font-size-complex="12pt"/>
    </style:style>
    <style:style style:name="T219" style:family="text">
      <style:text-properties fo:color="#000000" style:font-name="Liberation Serif" fo:font-size="12pt" officeooo:rsid="00bc8034" style:font-size-asian="12pt" style:font-size-complex="12pt"/>
    </style:style>
    <style:style style:name="T220" style:family="text">
      <style:text-properties fo:color="#000000" style:font-name="Liberation Serif" fo:font-size="12pt" officeooo:rsid="00bdd95e" style:font-size-asian="12pt" style:font-size-complex="12pt"/>
    </style:style>
    <style:style style:name="T221" style:family="text">
      <style:text-properties fo:color="#000000" style:font-name="Liberation Serif" fo:font-size="12pt" officeooo:rsid="00c38be2" style:font-size-asian="12pt" style:font-size-complex="12pt"/>
    </style:style>
    <style:style style:name="T222" style:family="text">
      <style:text-properties fo:color="#000000" style:font-name="Liberation Serif" fo:font-size="12pt" officeooo:rsid="00c6630c" style:font-size-asian="12pt" style:font-size-complex="12pt"/>
    </style:style>
    <style:style style:name="T223" style:family="text">
      <style:text-properties fo:color="#000000" style:font-name="Liberation Serif" fo:font-size="12pt" officeooo:rsid="00c8e9b8" style:font-size-asian="12pt" style:font-size-complex="12pt"/>
    </style:style>
    <style:style style:name="T224" style:family="text">
      <style:text-properties fo:color="#000000" style:font-name="Liberation Serif" fo:font-size="12pt" officeooo:rsid="00cad926" style:font-size-asian="12pt" style:font-size-complex="12pt"/>
    </style:style>
    <style:style style:name="T225" style:family="text">
      <style:text-properties fo:color="#000000" style:font-name="Liberation Serif" fo:font-size="12pt" officeooo:rsid="015c8d41" style:font-size-asian="12pt" style:font-size-complex="12pt"/>
    </style:style>
    <style:style style:name="T226" style:family="text">
      <style:text-properties officeooo:rsid="00a6a777"/>
    </style:style>
    <style:style style:name="T227" style:family="text">
      <style:text-properties officeooo:rsid="00ac7c34"/>
    </style:style>
    <style:style style:name="T228" style:family="text">
      <style:text-properties officeooo:rsid="00ad0cce"/>
    </style:style>
    <style:style style:name="T229" style:family="text">
      <style:text-properties officeooo:rsid="013fc3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leting the website for the student representation</text:p>
      <text:p text:style-name="P2"/>
      <text:p text:style-name="P2"/>
      <text:p text:style-name="P27">Why did you pick this particular organization, institution or individual?</text:p>
      <text:p text:style-name="P23"><text:span text:style-name="T209">I picked </text:span><text:span text:style-name="T210">the student-representation of my school (GSV) </text:span><text:span text:style-name="T209">for several reasons.</text:span></text:p>
      <text:p text:style-name="P3">The first one is, that I loved being part of <text:span text:style-name="T229">it</text:span> myself. </text:p>
      <text:p text:style-name="P6"><text:span text:style-name="T2">It gave me a good first practical impression on how democracy works and most importantly what kind of direct impact </text:span><text:span text:style-name="T4">democratic institutions</text:span><text:span text:style-name="T2"> can have on my life. Groups and </text:span><text:span text:style-name="T3">councils</text:span><text:span text:style-name="T2"> that I was a part of initiated projects like a Christmas-bazaar</text:span><text:span text:style-name="T3"> or decided whether future class trips should include a more intensive educational background, </text:span><text:span text:style-name="T5">for example</text:span><text:span text:style-name="T3">. </text:span></text:p>
      <text:p text:style-name="P6"><text:span text:style-name="T3">I </text:span><text:span text:style-name="T1">also experienced what</text:span><text:span text:style-name="T3"> it feels like to get voted into a tenure and what kind of responsibilities come with it. Those experiences are invaluable for me and have showed me, how much of an impact a single person can have if he participates in democratic processes.</text:span></text:p>
      <text:p text:style-name="P4">By giving students experiences like I have made them and <text:span text:style-name="T208">enabling them to get into positions in which they can take a certain control over their own lives as a student, the institution actively pursues political education early on. This is something that we can not take serious </text:span><text:span text:style-name="T6">enough</text:span><text:span text:style-name="T208">, I believe, because it teaches kids and teenagers early on that they have the power to fuel change in this world and that all problems are solvable</text:span><text:span text:style-name="T6"> </text:span><text:span text:style-name="T208">without violence.</text:span></text:p>
      <text:p text:style-name="P24"><text:span text:style-name="T211">Because I believe this work to be so important </text:span><text:span text:style-name="T212">I </text:span><text:span text:style-name="T213">sincerely</text:span><text:span text:style-name="T212"> want to support this institution and looking forward possibly even similar ones in other schools.</text:span></text:p>
      <text:p text:style-name="P5"/>
      <text:p text:style-name="P28">How did you identify the problem to solve and why did you pick this problem over others?</text:p>
      <text:p text:style-name="P14"><text:span text:style-name="T22">To</text:span><text:span text:style-name="T9"> </text:span><text:span text:style-name="T22">understand the full process </text:span><text:span text:style-name="T23">of how I identified this problem and why I picked it </text:span><text:span text:style-name="T22">I will first have to explain the </text:span><text:span text:style-name="T23">process of how I got to develop a website for the student-representation originally</text:span><text:span text:style-name="T22">.</text:span></text:p>
      <text:p text:style-name="P15"><text:span text:style-name="T9">The </text:span><text:span text:style-name="T24">then</text:span><text:span text:style-name="T22"> </text:span><text:span text:style-name="T9">problem of the GSV was very simple and </text:span><text:span text:style-name="T24">got </text:span><text:span text:style-name="T9">clear to me from the </text:span><text:span text:style-name="T24">first days</text:span><text:span text:style-name="T9"> of my work there on. </text:span><text:span text:style-name="T25">It just did not sell </text:span><text:span text:style-name="T26">and promote </text:span><text:span text:style-name="T25">what it was offering.</text:span></text:p>
      <text:p text:style-name="P15"><text:span text:style-name="T9"><text:tab/>The possibilities that students ha</text:span><text:span text:style-name="T26">ve</text:span><text:span text:style-name="T9"> as a part of the representation and of councils that they could get voted into from it were never obvious to me before I became part of it. In the years before </text:span><text:span text:style-name="T26">my participation</text:span><text:span text:style-name="T9">, that means up to the tenth grade, I always saw the GSV as something quite unnecessary, </text:span><text:span text:style-name="T26">mostly because it seemed so</text:span><text:span text:style-name="T9"> unproductive </text:span><text:span text:style-name="T26">to me</text:span><text:span text:style-name="T9">. </text:span><text:span text:style-name="T27">Our</text:span><text:span text:style-name="T9"> class representatives always told us that there really was nothing going on there and the number one motivation to get voted representative was to get </text:span><text:span text:style-name="T10">off</text:span><text:span text:style-name="T9"> </text:span><text:span text:style-name="T11">the </text:span><text:span text:style-name="T28">eight</text:span><text:span text:style-name="T11"> to </text:span><text:span text:style-name="T28">ten</text:span><text:span text:style-name="T11"> hours of classes that the GSV took itself to meet </text:span><text:span text:style-name="T12">every year</text:span><text:span text:style-name="T11">. What nobody really realised was, that being part of the GSV </text:span><text:span text:style-name="T29">and similar councils </text:span><text:span text:style-name="T11">could give one the possibility to influence school-changing decisions </text:span><text:span text:style-name="T160">or simpl</text:span><text:span text:style-name="T162">ier</text:span><text:span text:style-name="T160"> put, </text:span><text:span text:style-name="T161">th</text:span><text:span text:style-name="T12">at the GSV and its </text:span><text:span text:style-name="T13">member</text:span><text:span text:style-name="T14">s</text:span><text:span text:style-name="T12"> have power. </text:span><text:span text:style-name="T11">As I got into </text:span><text:span text:style-name="T12">it</text:span><text:span text:style-name="T11">, I </text:span><text:span text:style-name="T29">quickly</text:span><text:span text:style-name="T11"> realised this disparity between reality and the look from outside and wanted to</text:span><text:span text:style-name="T30"> do something about it</text:span><text:span text:style-name="T11">.</text:span></text:p>
      <text:p text:style-name="P16"><text:span text:style-name="T15"><text:tab/>I</text:span><text:span text:style-name="T32">n a student-representation workshop </text:span><text:span text:style-name="T31">in which I and the vice-head-representative discussed the public relations work of the GSV</text:span><text:span text:style-name="T32">, I came up with the idea to develop a website </text:span><text:span text:style-name="T163">for</text:span><text:span text:style-name="T32"> </text:span><text:span text:style-name="T33">it</text:span><text:span text:style-name="T32">.</text:span></text:p>
      <text:p text:style-name="P17"><text:span text:style-name="T32">T</text:span><text:span text:style-name="T35">he idea was, that a website </text:span><text:span text:style-name="T34">could </text:span><text:span text:style-name="T35">enable the representation to </text:span><text:span text:style-name="T21">direct more attention to the work of </text:span><text:span text:style-name="T35">it and its members</text:span><text:span text:style-name="T21"> and </text:span><text:span text:style-name="T36">that it would make it possible, </text:span><text:span text:style-name="T21">not only for members but also for outsiders </text:span><text:span text:style-name="T36">with interest in it,</text:span><text:span text:style-name="T21"> to get information about the institution and </text:span><text:span text:style-name="T37">its</text:span><text:span text:style-name="T21"> schedules more easily. </text:span><text:span text:style-name="T164">P</text:span><text:span text:style-name="T8">roject progress</text:span><text:span text:style-name="T165">es</text:span><text:span text:style-name="T8">, appointments </text:span><text:span text:style-name="T37">or</text:span><text:span text:style-name="T8"> council reports </text:span><text:span text:style-name="T38">could easier be disseminated through it, </text:span><text:span text:style-name="T37">for example</text:span><text:span text:style-name="T8">.</text:span></text:p>
      <text:p text:style-name="P18"><text:span text:style-name="T8">My group partner loved the idea and together with some other minor impactful suggestions and ideas we presented it. </text:span><text:span text:style-name="T39">After another positive response I, t</text:span><text:span text:style-name="T8">ogether with some friends of mine, </text:span><text:span text:style-name="T40">consequently </text:span><text:span text:style-name="T9">started the development</text:span><text:span text:style-name="T8">. </text:span><text:span text:style-name="T41">It took us quit</text:span><text:span text:style-name="T42">e</text:span><text:span text:style-name="T41"> long, </text:span><text:span text:style-name="T42">especially because we were all just getting into web-development and because we were all in our last year of school, </text:span><text:span text:style-name="T43">which logically </text:span><text:span text:style-name="T44">ruled</text:span><text:span text:style-name="T43"> our priorities</text:span><text:span text:style-name="T45">, but in the summer </text:span><text:span text:style-name="T46">after our graduation,</text:span><text:span text:style-name="T45"> I completed the front-end of the website. </text:span><text:span text:style-name="T47">I </text:span><text:span text:style-name="T50">did it </text:span><text:span text:style-name="T166">solely </text:span><text:span text:style-name="T50">by</text:span><text:span text:style-name="T47"> </text:span><text:span text:style-name="T50">myself</text:span><text:span text:style-name="T45">, because my friends </text:span><text:span text:style-name="T167">by then </text:span><text:span text:style-name="T45">had stopped their pursue of the project.</text:span></text:p>
      <text:p text:style-name="P18"><text:span text:style-name="T48"><text:tab/>The solution that </text:span><text:span text:style-name="T51">I/we had</text:span><text:span text:style-name="T48"> developed was not ideal for the GSV however.</text:span><text:span text:style-name="T45"> <text:s/></text:span></text:p>
      <text:p text:style-name="P10"><text:soft-page-break/><text:span text:style-name="T7">If they had started to use the website, they would have completely been dependent on me </text:span><text:span text:style-name="T49">to implement possible changes or just to publish a new post. This was not the best solution for both sides, because I did not want to be involved in this </text:span><text:span text:style-name="T52">extreme </text:span><text:span text:style-name="T49">way in the project forever </text:span><text:span text:style-name="T168">and I guess the GSV did not want that either.</text:span></text:p>
      <text:p text:style-name="P19"><text:span text:style-name="T49">A</text:span><text:span text:style-name="T66">fter my graduation, I travelled and worked a lot however and therefore never found the time to take on the project again. The GSV consequently never deployed the website and the original problem never had been solved.</text:span></text:p>
      <text:p text:style-name="P11"><text:span text:style-name="T7">A quick chat at the beginning of my challenge with the current vice-head-representative confirmed </text:span><text:span text:style-name="T53">that </text:span><text:span text:style-name="T54">they still have this issue to date</text:span><text:span text:style-name="T7">.</text:span></text:p>
      <text:p text:style-name="P20"><text:span text:style-name="T56"><text:tab/>Since the GSV and the solution of this issue </text:span><text:span text:style-name="T55">are</text:span><text:span text:style-name="T56"> very dear to me, I </text:span><text:span text:style-name="T58">therefore </text:span><text:span text:style-name="T56">did not have to think very hard </text:span><text:span text:style-name="T60">about what project to deploy </text:span><text:span text:style-name="T57">when </text:span><text:span text:style-name="T60">I </text:span><text:span text:style-name="T59">received </text:span><text:span text:style-name="T60">the challenge.</text:span></text:p>
      <text:p text:style-name="P21"><text:span text:style-name="T61">B</text:span><text:span text:style-name="T11">ring</text:span><text:span text:style-name="T61">ing</text:span><text:span text:style-name="T11"> </text:span><text:span text:style-name="T17">the website, aka </text:span><text:span text:style-name="T62">the solution</text:span><text:span text:style-name="T17">,</text:span><text:span text:style-name="T11"> </text:span><text:span text:style-name="T18">at least </text:span><text:span text:style-name="T11">into a state in which it would really be handy to use, both for representatives and site visitors </text:span><text:span text:style-name="T63">was what I already wanted to do this summer anyway. The CODE challenge now gave me a perfect reason to </text:span><text:span text:style-name="T67">begin doing</text:span><text:span text:style-name="T63"> it.</text:span></text:p>
      <text:p text:style-name="P21"><text:span text:style-name="T19">I also figured that </text:span><text:span text:style-name="T64">the completion of this </text:span><text:span text:style-name="T65">project</text:span><text:span text:style-name="T19"> </text:span><text:span text:style-name="T11">was the best opportunity </text:span><text:span text:style-name="T68">of all the projects that I could come up with, </text:span><text:span text:style-name="T11">to showcase my mentality, ambition and motivation. </text:span><text:span text:style-name="T69">The GSV’s problem </text:span><text:span text:style-name="T16">is one of the few </text:span><text:span text:style-name="T70">that I </text:span><text:span text:style-name="T169">t</text:span><text:span text:style-name="T70">hought </text:span><text:span text:style-name="T71">of </text:span><text:span text:style-name="T16">which’s solution could have a real </text:span><text:span text:style-name="T72">positive </text:span><text:span text:style-name="T16">impact </text:span><text:span text:style-name="T20">and this is what I want to develop digital products for. </text:span><text:span text:style-name="T170">This is also why I picked this problem over possible others.</text:span></text:p>
      <text:p text:style-name="P30"/>
      <text:p text:style-name="P30">Describe your approach. How did you come up with it? Is it the best possible solution? Why?</text:p>
      <text:p text:style-name="P13"><text:span text:style-name="T8">I </text:span><text:span text:style-name="T91">really </text:span><text:span text:style-name="T7">did not have to be very creative to think of a solution for the existing problem. Every blog on the internet that is not run by geeks </text:span><text:span text:style-name="T89">now</text:span><text:span text:style-name="T92">adays</text:span><text:span text:style-name="T89"> </text:span><text:span text:style-name="T7">has a content management system </text:span><text:span text:style-name="T94">(cms)</text:span><text:span text:style-name="T7"> </text:span><text:span text:style-name="T86">which enables </text:span><text:span text:style-name="T87">the website-admins, </text:span><text:span text:style-name="T90">which in my case would be the studen</text:span><text:span text:style-name="T207">t</text:span><text:span text:style-name="T90">-representatives, </text:span><text:span text:style-name="T87">to manage the websites content, as the name suggests. </text:span><text:span text:style-name="T88">This is </text:span><text:span text:style-name="T93">exactly what I wanted to develop for the website.</text:span></text:p>
      <text:p text:style-name="P9">I did not want implement a ready-<text:span text:style-name="T226">to-deploy solution however but rather wanted to develop the cms completely by myself </text:span><text:span text:style-name="T227">with </text:span><text:span text:style-name="T228">only </text:span><text:span text:style-name="T227">one additional premise.</text:span></text:p>
      <text:p text:style-name="P12"><text:span text:style-name="T8">W</text:span><text:span text:style-name="T7">hen I started to develop the website user-end </text:span><text:span text:style-name="T73">originally, </text:span><text:span text:style-name="T74">I wanted to build </text:span><text:span text:style-name="T75">it on </text:span><text:span text:style-name="T77">the </text:span><text:span text:style-name="T76">fundamentals </text:span><text:span text:style-name="T77">of every website out there: HTML, </text:span><text:span text:style-name="T78">CSS and </text:span><text:span text:style-name="T171">(to a certain extend) </text:span><text:span text:style-name="T78">javascript. </text:span><text:span text:style-name="T79">This is because </text:span><text:span text:style-name="T80">it was a project that I wanted to learn web-development from and I figured that I </text:span><text:span text:style-name="T81">first </text:span><text:span text:style-name="T80">wanted </text:span><text:span text:style-name="T81">to deeply understand </text:span><text:span text:style-name="T82">these fundamentals before </text:span><text:span text:style-name="T83">implementing frameworks </text:span><text:span text:style-name="T172">like bootstrap </text:span><text:span text:style-name="T173">e.g. </text:span><text:span text:style-name="T84">that </text:span><text:span text:style-name="T95">ease </text:span><text:span text:style-name="T84">the whole </text:span><text:span text:style-name="T95">development</text:span><text:span text:style-name="T84">. </text:span></text:p>
      <text:p text:style-name="P12"><text:span text:style-name="T85"><text:tab/>F</text:span><text:span text:style-name="T174">or the content-management system, I wanted to do just the same. I wanted it to base of of basic php and SQL </text:span><text:span text:style-name="T96">and only use frameworks or other packages if I really had to.</text:span></text:p>
      <text:p text:style-name="P25"><text:span text:style-name="T96">I</text:span><text:span text:style-name="T176">s the result that I got </text:span><text:span text:style-name="T175">by following this approach</text:span><text:span text:style-name="T176"> the best that I could have got? That depends on what one was looking for, I think.</text:span></text:p>
      <text:p text:style-name="P22"><text:span text:style-name="T99"><text:tab/>To really learn and understand php and SQL, phpMyAdmin and how to create databases for example, I must absolutely say yes. </text:span><text:span text:style-name="T97">If I had only deployed already finished packages I would have never understood what went on in the background of a cms and what software has to run on servers to get websites like mine working. I still only know the </text:span><text:span text:style-name="T98">a small piece of what there is to know</text:span><text:span text:style-name="T97"> after completing the challenge, I suppose, </text:span><text:span text:style-name="T100">but it has already helped me a lot.</text:span></text:p>
      <text:p text:style-name="P7"><text:span text:style-name="T215"><text:tab/>T</text:span><text:span text:style-name="T214">o get the best result for the GSV, my approach was only partially ideal I think.</text:span></text:p>
      <text:p text:style-name="P7"><text:span text:style-name="T217">Positive is, that</text:span><text:span text:style-name="T216"> the website, in this way, is very lightweight and not </text:span><text:span text:style-name="T221">much </text:span><text:span text:style-name="T218">dependent from other software companies. </text:span><text:span text:style-name="T219">Developers like me have nearly everything completely under their control and unexpected problems that </text:span><text:span text:style-name="T220">originate from external software are less likely to come up.</text:span></text:p>
      <text:p text:style-name="P8"><text:span text:style-name="T215">N</text:span><text:span text:style-name="T214">egative is, that the development probably took way longer than </text:span><text:span text:style-name="T222">it could have taken when external frameworks were used. </text:span><text:span text:style-name="T223">The website is probably also a lot less secure, because there was basically no time in which I could focus on </text:span><text:span text:style-name="T225">this part</text:span><text:span text:style-name="T223">. </text:span><text:span text:style-name="T224">It first has to work, before I can then think about how to make it safe, I said to myself.</text:span></text:p>
      <text:p text:style-name="P26"><text:span text:style-name="T177">All in all , f</text:span><text:span text:style-name="T101">or me, the positives clearly outweigh the negatives </text:span><text:span text:style-name="T179">though</text:span><text:span text:style-name="T101"> </text:span><text:span text:style-name="T180">which means that it has</text:span><text:span text:style-name="T178"> been the ideal solution for me. </text:span><text:span text:style-name="T181">You could clearly get other answers from other people </text:span><text:span text:style-name="T182">however</text:span><text:span text:style-name="T181">.</text:span></text:p>
      <text:p text:style-name="P40"><text:soft-page-break/></text:p>
      <text:p text:style-name="P29">Describe your previous skillset. Did you learn anything new in the past three weeks?</text:p>
      <text:p text:style-name="P37"/>
      <text:p text:style-name="P34"><text:span text:style-name="T103">As you will see in the inventory of the website that I did at the beginning of the challenge, </text:span><text:span text:style-name="T104">I had already implemented/</text:span><text:span text:style-name="T114">copied</text:span><text:span text:style-name="T104"> most of the most fundamental functions and principles of a cms in</text:span><text:span text:style-name="T115">to</text:span><text:span text:style-name="T104"> a test cms and therefore kind of already knew </text:span><text:span text:style-name="T105">how</text:span><text:span text:style-name="T104"> php and SQ</text:span><text:span text:style-name="T106">L </text:span><text:span text:style-name="T116">are used</text:span><text:span text:style-name="T106">. </text:span><text:span text:style-name="T107">I also already knew how to implement websites in HTML </text:span><text:span text:style-name="T183">and </text:span><text:span text:style-name="T107">how to style them with CSS. </text:span></text:p>
      <text:p text:style-name="P34"><text:span text:style-name="T108">I already knew git </text:span><text:span text:style-name="T117">but</text:span><text:span text:style-name="T108"> had </text:span><text:span text:style-name="T118">only </text:span><text:span text:style-name="T108">made sporadic use of it so far, I knew the principles of agile software development with methods like kanban and scrum from my computer science courses in school, </text:span><text:span text:style-name="T109">I had already implemented a completely external software package </text:span><text:span text:style-name="T111">once </text:span><text:span text:style-name="T184">before </text:span><text:span text:style-name="T110">in the development </text:span><text:span text:style-name="T112">of the user-end (fullcalendar) and </text:span><text:span text:style-name="T119">I</text:span><text:span text:style-name="T112"> knew what my main research resources would be (YouTube, StackOverflow, MDN </text:span><text:span text:style-name="T113">web docs </text:span><text:span text:style-name="T112">&amp; w3schools)</text:span><text:span text:style-name="T109"> </text:span><text:span text:style-name="T120">already</text:span><text:span text:style-name="T109">. </text:span></text:p>
      <text:p text:style-name="P33"><text:span text:style-name="T109">A</text:span><text:span text:style-name="T151">s for what I have learned </text:span><text:span text:style-name="T121">new </text:span><text:span text:style-name="T151">in the past three weeks, </text:span><text:span text:style-name="T101">I </text:span><text:span text:style-name="T102">would like to cheat a little and include my learning of php and SQL in here as well. </text:span><text:span text:style-name="T122">Before I started to deploy </text:span><text:span text:style-name="T185">my own</text:span><text:span text:style-name="T122"> cms in the challenge, I, </text:span><text:span text:style-name="T186">as I already said,</text:span><text:span text:style-name="T122"> had watched a full course </text:span><text:span text:style-name="T123">on how to do so and copied the code that was used there </text:span><text:span text:style-name="T149">into a test cms</text:span><text:span text:style-name="T123">. </text:span><text:span text:style-name="T124">I had, however, not </text:span><text:span text:style-name="T150">fully</text:span><text:span text:style-name="T124"> understood what I had </text:span><text:span text:style-name="T187">re</text:span><text:span text:style-name="T124">coded there and therefore, I kind of had to learn it all again when I started the challenge. </text:span><text:span text:style-name="T188">The result is, that</text:span><text:span text:style-name="T124"> </text:span><text:span text:style-name="T125">I feel like I can now confidently say that I am able to code software in php </text:span><text:span text:style-name="T140">which is something that I would not have done before </text:span><text:span text:style-name="T152">the challenge</text:span><text:span text:style-name="T125">. </text:span><text:span text:style-name="T126">SQL, despite being </text:span><text:span text:style-name="T127">quite</text:span><text:span text:style-name="T126"> basic </text:span><text:span text:style-name="T128">in what I and most of its users will use it for</text:span><text:span text:style-name="T126">, is also </text:span><text:span text:style-name="T128">something, that I</text:span><text:span text:style-name="T129"> really </text:span><text:span text:style-name="T130">only now</text:span><text:span text:style-name="T128"> learned to utilize “</text:span><text:span text:style-name="T131">in the field”.</text:span></text:p>
      <text:p text:style-name="P32"><text:span text:style-name="T141">The same goes for git </text:span><text:span text:style-name="T206">(for version control) </text:span><text:span text:style-name="T141">and kanban boards. I am not really satisfied with my </text:span><text:span text:style-name="T153">use of git</text:span><text:span text:style-name="T141"> because I </text:span><text:span text:style-name="T142">know that I </text:span><text:span text:style-name="T141">should have commited way more </text:span><text:span text:style-name="T143">frequently but I now also know how to </text:span><text:span text:style-name="T144">do </text:span><text:span text:style-name="T145">it, </text:span><text:span text:style-name="T189">at least</text:span><text:span text:style-name="T145">. </text:span><text:span text:style-name="T146">Using </text:span><text:span text:style-name="T147">the</text:span><text:span text:style-name="T146"> kanban boards </text:span><text:span text:style-name="T190">is something that I also had n</text:span><text:span text:style-name="T191">ever</text:span><text:span text:style-name="T190"> done before. </text:span><text:span text:style-name="T192">They have</text:span><text:span text:style-name="T148"> really helped me and </text:span><text:span text:style-name="T193">using this method, </text:span><text:span text:style-name="T194">especially in teams, in which they are even more valuable I believe, </text:span><text:span text:style-name="T148">is something that I will definitely do in future projects as well.</text:span></text:p>
      <text:p text:style-name="P35"><text:span text:style-name="T131">A </text:span><text:span text:style-name="T195">new</text:span><text:span text:style-name="T131"> </text:span><text:span text:style-name="T7">soft skill that I tried to utilise for the first time in a project like this has been the planning of my development. While there is still a lot of room to improve, doing the inventory and writing down what needs to be done </text:span><text:span text:style-name="T196">before doing all the coding</text:span><text:span text:style-name="T7"> </text:span><text:span text:style-name="T154">has helped me a lot </text:span><text:span text:style-name="T197">overall</text:span><text:span text:style-name="T154">.</text:span></text:p>
      <text:p text:style-name="P31"><text:span text:style-name="T200">W</text:span><text:span text:style-name="T198">ithout</text:span><text:span text:style-name="T155"> </text:span><text:span text:style-name="T199">a doubt </text:span><text:span text:style-name="T155">t</text:span><text:span text:style-name="T7">he biggest learning for me </text:span><text:span text:style-name="T157">has </text:span><text:span text:style-name="T7">been</text:span><text:span text:style-name="T156"> </text:span><text:span text:style-name="T7">the </text:span><text:span text:style-name="T132">experience of intensely </text:span><text:span text:style-name="T133">working on a software project like this </text:span><text:span text:style-name="T202">t</text:span><text:span text:style-name="T201">hough</text:span><text:span text:style-name="T133">. </text:span><text:span text:style-name="T134">While I have already deployed some </text:span><text:span text:style-name="T135">projects in the past, the development process has never </text:span><text:span text:style-name="T158">been</text:span><text:span text:style-name="T136"> </text:span><text:span text:style-name="T135">this intense for me. </text:span><text:span text:style-name="T137">It feels like I, for one of the first times in my life, really had to and wanted to work, even if it </text:span><text:span text:style-name="T159">sometimes </text:span><text:span text:style-name="T137">meant spending a part of my night doing so. </text:span><text:span text:style-name="T138">This has been an experience that I do not want to miss </text:span><text:span text:style-name="T139">and one that I thoroughly enjoyed.</text:span></text:p>
      <text:p text:style-name="P36"><text:span text:style-name="T139">I</text:span><text:span text:style-name="T7">t increased my confidence in </text:span><text:span text:style-name="T205">me, </text:span><text:span text:style-name="T7">my skills </text:span><text:span text:style-name="T204">and my ability to learn </text:span><text:span text:style-name="T203">enormously.</text:span></text:p>
      <text:p text:style-name="P38"/>
      <text:p text:style-name="P39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ylas-Pro" svg:font-family="Nylas-Pro, Helvetica, 'Lucidia Grand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17:45:19.013920762</meta:creation-date>
    <dc:date>2020-07-29T11:23:53.487696170</dc:date>
    <meta:editing-duration>PT5H16M21S</meta:editing-duration>
    <meta:editing-cycles>340</meta:editing-cycles>
    <meta:generator>LibreOffice/6.4.4.2$Linux_X86_64 LibreOffice_project/40$Build-2</meta:generator>
    <meta:document-statistic meta:table-count="0" meta:image-count="0" meta:object-count="0" meta:page-count="3" meta:paragraph-count="42" meta:word-count="2020" meta:character-count="11269" meta:non-whitespace-character-count="9275"/>
  </office:meta>
</office:document-meta>
</file>